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ace" officeooo:paragraph-rsid="000c2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Rápida 4tPyCRM</text:p>
      <text:p text:style-name="P1"/>
      <text:p text:style-name="P1">¿Cómo puedo?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09:08:23.785730454</meta:creation-date>
    <meta:generator>LibreOffice/6.4.3.2$Linux_X86_64 LibreOffice_project/40$Build-2</meta:generator>
    <dc:date>2020-04-23T09:09:41.532823544</dc:date>
    <meta:editing-duration>PT1M18S</meta:editing-duration>
    <meta:editing-cycles>1</meta:editing-cycles>
    <meta:document-statistic meta:table-count="0" meta:image-count="0" meta:object-count="0" meta:page-count="1" meta:paragraph-count="2" meta:word-count="5" meta:character-count="31" meta:non-whitespace-character-count="28"/>
  </office:meta>
</office:document-meta>
</file>